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HERNET" table:style-name="ta1">
        <table:table-column table:style-name="co1" table:default-cell-style-name="ce2"/>
        <table:table-column table:style-name="co1" table:number-columns-repeated="3" table:default-cell-style-name="ce13"/>
        <table:table-column table:style-name="co1" table:default-cell-style-name="ce8"/>
        <table:table-column table:style-name="co1" table:default-cell-style-name="ce1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9" table:number-rows-spanned="1">
            <text:p>ETHERNET Track calculations</text:p>
          </table:table-cell>
          <table:covered-table-cell table:number-columns-repeated="6" table:style-name="ce5"/>
          <table:covered-table-cell table:number-columns-repeated="2" table:style-name="ce13"/>
        </table:table-row>
        <table:table-row table:style-name="ro2">
          <table:table-cell office:value-type="string" calcext:value-type="string" table:number-columns-spanned="4" table:number-rows-spanned="1">
            <text:p>TXD0</text:p>
          </table:table-cell>
          <table:covered-table-cell table:number-columns-repeated="3"/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ax Length</text:p>
          </table:table-cell>
          <table:table-cell table:style-name="ce6" office:value-type="string" calcext:value-type="string">
            <text:p>Overall Correction</text:p>
          </table:table-cell>
          <table:table-cell table:style-name="ce11" office:value-type="string" calcext:value-type="string">
            <text:p>Correction on Part 1</text:p>
          </table:table-cell>
          <table:table-cell table:style-name="ce11" office:value-type="string" calcext:value-type="string">
            <text:p>Correction on Part 2</text:p>
          </table:table-cell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ce7" table:number-columns-repeated="5"/>
        </table:table-row>
        <table:table-row table:style-name="ro3">
          <table:table-cell table:style-name="ce4" office:value-type="float" office:value="122.9758" calcext:value-type="float">
            <text:p>122,9758</text:p>
          </table:table-cell>
          <table:table-cell table:style-name="ce4" table:number-columns-repeated="3"/>
          <table:table-cell table:style-name="ce5" table:formula="of:=[.A4]+[.B4]+[.C4]+[.D4]" office:value-type="float" office:value="122.9758" calcext:value-type="float">
            <text:p>122,9758</text:p>
          </table:table-cell>
          <table:table-cell table:style-name="ce9" table:formula="of:=MAX([.E4];[.E7];[.E10];[.E13];[.E16];[.E19];[.E22];[.E25];[.E28];[.E31])" office:value-type="float" office:value="123.0669" calcext:value-type="float" table:number-columns-spanned="1" table:number-rows-spanned="28">
            <text:p>123,0669</text:p>
          </table:table-cell>
          <table:table-cell table:style-name="ce10" table:formula="of:=[.F4]-[.E4]" office:value-type="float" office:value="0.0910999999999973" calcext:value-type="float">
            <text:p>0,091099999999997</text:p>
          </table:table-cell>
          <table:table-cell table:style-name="ce5" table:formula="of:=[.A4]+[.G4]" office:value-type="float" office:value="123.0669" calcext:value-type="float">
            <text:p>123,0669</text:p>
          </table:table-cell>
          <table:table-cell table:style-name="ce5" table:formula="of:=[.B4]+[.G4]" office:value-type="float" office:value="0.0910999999999973" calcext:value-type="float">
            <text:p>0,09109999999999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806" calcext:value-type="float">
            <text:p>122,9806</text:p>
          </table:table-cell>
          <table:table-cell table:style-name="ce4" table:number-columns-repeated="3"/>
          <table:table-cell table:style-name="ce5" table:formula="of:=[.A7]+[.B7]+[.C7]+[.D7]" office:value-type="float" office:value="122.9806" calcext:value-type="float">
            <text:p>122,9806</text:p>
          </table:table-cell>
          <table:covered-table-cell/>
          <table:table-cell table:style-name="ce10" table:formula="of:=[.F4]-[.E7]" office:value-type="float" office:value="0.0863000000000085" calcext:value-type="float">
            <text:p>0,086300000000009</text:p>
          </table:table-cell>
          <table:table-cell table:style-name="ce5" table:formula="of:=[.A7]+[.G7]" office:value-type="float" office:value="123.0669" calcext:value-type="float">
            <text:p>123,0669</text:p>
          </table:table-cell>
          <table:table-cell table:style-name="ce5" table:formula="of:=[.B7]+[.G7]" office:value-type="float" office:value="0.0863000000000085" calcext:value-type="float">
            <text:p>0,08630000000000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614" calcext:value-type="float">
            <text:p>122,9614</text:p>
          </table:table-cell>
          <table:table-cell table:style-name="ce4" table:number-columns-repeated="3"/>
          <table:table-cell table:style-name="ce5" table:formula="of:=[.A10]+[.B10]+[.C10]+[.D10]" office:value-type="float" office:value="122.9614" calcext:value-type="float">
            <text:p>122,9614</text:p>
          </table:table-cell>
          <table:covered-table-cell/>
          <table:table-cell table:style-name="ce10" table:formula="of:=[.F4]-[.E10]" office:value-type="float" office:value="0.105500000000006" calcext:value-type="float">
            <text:p>0,105500000000006</text:p>
          </table:table-cell>
          <table:table-cell table:style-name="ce5" table:formula="of:=[.A10]+[.G10]" office:value-type="float" office:value="123.0669" calcext:value-type="float">
            <text:p>123,0669</text:p>
          </table:table-cell>
          <table:table-cell table:style-name="ce5" table:formula="of:=[.B10]+[.G10]" office:value-type="float" office:value="0.105500000000006" calcext:value-type="float">
            <text:p>0,1055000000000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751" calcext:value-type="float">
            <text:p>122,9751</text:p>
          </table:table-cell>
          <table:table-cell table:style-name="ce4" table:number-columns-repeated="3"/>
          <table:table-cell table:style-name="ce5" table:formula="of:=[.A13]+[.B13]+[.C13]+[.D13]" office:value-type="float" office:value="122.9751" calcext:value-type="float">
            <text:p>122,9751</text:p>
          </table:table-cell>
          <table:covered-table-cell/>
          <table:table-cell table:style-name="ce10" table:formula="of:=[.F4]-[.E13]" office:value-type="float" office:value="0.0918000000000063" calcext:value-type="float">
            <text:p>0,091800000000006</text:p>
          </table:table-cell>
          <table:table-cell table:style-name="ce5" table:formula="of:=[.A13]+[.G13]" office:value-type="float" office:value="123.0669" calcext:value-type="float">
            <text:p>123,0669</text:p>
          </table:table-cell>
          <table:table-cell table:style-name="ce5" table:formula="of:=[.B13]+[.G13]" office:value-type="float" office:value="0.0918000000000063" calcext:value-type="float">
            <text:p>0,0918000000000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0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5928" calcext:value-type="float">
            <text:p>9,5928</text:p>
          </table:table-cell>
          <table:table-cell table:style-name="ce4" office:value-type="float" office:value="113.3686" calcext:value-type="float">
            <text:p>113,3686</text:p>
          </table:table-cell>
          <table:table-cell table:style-name="ce4" table:number-columns-repeated="2"/>
          <table:table-cell table:style-name="ce5" table:formula="of:=[.A16]+[.B16]+[.C16]+[.D16]" office:value-type="float" office:value="122.9614" calcext:value-type="float">
            <text:p>122,9614</text:p>
          </table:table-cell>
          <table:covered-table-cell/>
          <table:table-cell table:style-name="ce10" table:formula="of:=[.F4]-[.E16]" office:value-type="float" office:value="0.105500000000006" calcext:value-type="float">
            <text:p>0,105500000000006</text:p>
          </table:table-cell>
          <table:table-cell table:style-name="ce5" table:formula="of:=[.A16]+[.G16]" office:value-type="float" office:value="9.69830000000001" calcext:value-type="float">
            <text:p>9,69830000000001</text:p>
          </table:table-cell>
          <table:table-cell table:style-name="ce5" table:formula="of:=[.B16]+[.G16]" office:value-type="float" office:value="113.4741" calcext:value-type="float">
            <text:p>113,4741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4774" calcext:value-type="float">
            <text:p>9,4774</text:p>
          </table:table-cell>
          <table:table-cell table:style-name="ce4" office:value-type="float" office:value="113.484" calcext:value-type="float">
            <text:p>113,484</text:p>
          </table:table-cell>
          <table:table-cell table:style-name="ce4" table:number-columns-repeated="2"/>
          <table:table-cell table:style-name="ce5" table:formula="of:=[.A19]+[.B19]+[.C19]+[.D19]" office:value-type="float" office:value="122.9614" calcext:value-type="float">
            <text:p>122,9614</text:p>
          </table:table-cell>
          <table:covered-table-cell/>
          <table:table-cell table:style-name="ce10" table:formula="of:=[.F4]-[.E19]" office:value-type="float" office:value="0.105500000000006" calcext:value-type="float">
            <text:p>0,105500000000006</text:p>
          </table:table-cell>
          <table:table-cell table:style-name="ce5" table:formula="of:=[.A19]+[.G19]" office:value-type="float" office:value="9.58290000000001" calcext:value-type="float">
            <text:p>9,58290000000001</text:p>
          </table:table-cell>
          <table:table-cell table:style-name="ce5" table:formula="of:=[.B19]+[.G19]" office:value-type="float" office:value="113.5895" calcext:value-type="float">
            <text:p>113,589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.0153" calcext:value-type="float">
            <text:p>10,0153</text:p>
          </table:table-cell>
          <table:table-cell table:style-name="ce4" office:value-type="float" office:value="112.9461" calcext:value-type="float">
            <text:p>112,9461</text:p>
          </table:table-cell>
          <table:table-cell table:style-name="ce4" table:number-columns-repeated="2"/>
          <table:table-cell table:style-name="ce5" table:formula="of:=[.A22]+[.B22]+[.C22]+[.D22]" office:value-type="float" office:value="122.9614" calcext:value-type="float">
            <text:p>122,9614</text:p>
          </table:table-cell>
          <table:covered-table-cell/>
          <table:table-cell table:style-name="ce10" table:formula="of:=[.F4]-[.E22]" office:value-type="float" office:value="0.105500000000006" calcext:value-type="float">
            <text:p>0,105500000000006</text:p>
          </table:table-cell>
          <table:table-cell table:style-name="ce5" table:formula="of:=[.A22]+[.G22]" office:value-type="float" office:value="10.1208" calcext:value-type="float">
            <text:p>10,1208</text:p>
          </table:table-cell>
          <table:table-cell table:style-name="ce5" table:formula="of:=[.B22]+[.G22]" office:value-type="float" office:value="113.0516" calcext:value-type="float">
            <text:p>113,05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14.0669" calcext:value-type="float">
            <text:p>114,0669</text:p>
          </table:table-cell>
          <table:table-cell table:style-name="ce4" table:number-columns-repeated="2"/>
          <table:table-cell table:style-name="ce5" table:formula="of:=[.A25]+[.B25]+[.C25]+[.D25]" office:value-type="float" office:value="123.0669" calcext:value-type="float">
            <text:p>123,0669</text:p>
          </table:table-cell>
          <table:covered-table-cell/>
          <table:table-cell table:style-name="ce10" table:formula="of:=[.F4]-[.E25]" office:value-type="float" office:value="0" calcext:value-type="float">
            <text:p>0</text:p>
          </table:table-cell>
          <table:table-cell table:style-name="ce5" table:formula="of:=[.A25]+[.G25]" office:value-type="float" office:value="9" calcext:value-type="float">
            <text:p>9</text:p>
          </table:table-cell>
          <table:table-cell table:style-name="ce5" table:formula="of:=[.B25]+[.G25]" office:value-type="float" office:value="114.0669" calcext:value-type="float">
            <text:p>114,066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ERR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7.6062" calcext:value-type="float">
            <text:p>7,6062</text:p>
          </table:table-cell>
          <table:table-cell table:style-name="ce4" office:value-type="float" office:value="115.4026" calcext:value-type="float">
            <text:p>115,4026</text:p>
          </table:table-cell>
          <table:table-cell table:style-name="ce4" table:number-columns-repeated="2"/>
          <table:table-cell table:style-name="ce5" table:formula="of:=[.A28]+[.B28]+[.C28]+[.D28]" office:value-type="float" office:value="123.0088" calcext:value-type="float">
            <text:p>123,0088</text:p>
          </table:table-cell>
          <table:covered-table-cell/>
          <table:table-cell table:style-name="ce10" table:formula="of:=[.F4]-[.E28]" office:value-type="float" office:value="0.058099999999996" calcext:value-type="float">
            <text:p>0,058099999999996</text:p>
          </table:table-cell>
          <table:table-cell table:style-name="ce5" table:formula="of:=[.A28]+[.G28]" office:value-type="float" office:value="7.6643" calcext:value-type="float">
            <text:p>7,6643</text:p>
          </table:table-cell>
          <table:table-cell table:style-name="ce5" table:formula="of:=[.B28]+[.G28]" office:value-type="float" office:value="115.4607" calcext:value-type="float">
            <text:p>115,4607</text:p>
          </table:table-cell>
        </table:table-row>
        <table:table-row table:style-name="ro2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31]+[.B31]+[.C31]+[.D31]" office:value-type="float" office:value="0" calcext:value-type="float">
            <text:p>0</text:p>
          </table:table-cell>
          <table:covered-table-cell/>
          <table:table-cell table:style-name="ce10" table:formula="of:=[.F4]-[.E31]" office:value-type="float" office:value="123.0669" calcext:value-type="float">
            <text:p>123,0669</text:p>
          </table:table-cell>
          <table:table-cell table:style-name="ce5" table:formula="of:=[.A31]+[.G31]" office:value-type="float" office:value="123.0669" calcext:value-type="float">
            <text:p>123,0669</text:p>
          </table:table-cell>
          <table:table-cell table:style-name="ce5" table:formula="of:=[.B31]+[.G31]" office:value-type="float" office:value="123.0669" calcext:value-type="float">
            <text:p>123,066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DIO_DATA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table:number-columns-repeated="4"/>
          <table:table-cell table:style-name="ce5" table:formula="of:=[.A34]+[.B34]+[.C34]+[.D34]" office:value-type="float" office:value="0" calcext:value-type="float">
            <text:p>0</text:p>
          </table:table-cell>
          <table:table-cell/>
          <table:table-cell table:style-name="ce10" table:formula="of:=[.F10]-[.E34]" office:value-type="float" office:value="0" calcext:value-type="float">
            <text:p>0</text:p>
          </table:table-cell>
          <table:table-cell table:style-name="ce5" table:formula="of:=[.A34]+[.G34]" office:value-type="float" office:value="0" calcext:value-type="float">
            <text:p>0</text:p>
          </table:table-cell>
          <table:table-cell table:style-name="ce5" table:formula="of:=[.B34]+[.G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DIO_CLK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table:number-columns-repeated="4"/>
          <table:table-cell table:style-name="ce5" table:formula="of:=[.A37]+[.B37]+[.C37]+[.D37]" office:value-type="float" office:value="0" calcext:value-type="float">
            <text:p>0</text:p>
          </table:table-cell>
          <table:table-cell/>
          <table:table-cell table:style-name="ce10" table:formula="of:=[.F10]-[.E37]" office:value-type="float" office:value="0" calcext:value-type="float">
            <text:p>0</text:p>
          </table:table-cell>
          <table:table-cell table:style-name="ce5" table:formula="of:=[.A37]+[.G37]" office:value-type="float" office:value="0" calcext:value-type="float">
            <text:p>0</text:p>
          </table:table-cell>
          <table:table-cell table:style-name="ce5" table:formula="of:=[.B37]+[.G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EN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office:value-type="float" office:value="113.3223" calcext:value-type="float">
            <text:p>113,3223</text:p>
          </table:table-cell>
          <table:table-cell table:style-name="ce4" table:number-columns-repeated="3"/>
          <table:table-cell table:style-name="ce5" table:formula="of:=[.A40]+[.B40]+[.C40]+[.D40]" office:value-type="float" office:value="113.3223" calcext:value-type="float">
            <text:p>113,3223</text:p>
          </table:table-cell>
          <table:table-cell/>
          <table:table-cell table:style-name="ce10" table:formula="of:=[.F4]-[.E40]" office:value-type="float" office:value="9.74460000000001" calcext:value-type="float">
            <text:p>9,74460000000001</text:p>
          </table:table-cell>
          <table:table-cell table:style-name="ce5" table:formula="of:=[.A40]+[.G40]" office:value-type="float" office:value="123.0669" calcext:value-type="float">
            <text:p>123,0669</text:p>
          </table:table-cell>
          <table:table-cell table:style-name="ce5" table:formula="of:=[.B40]+[.G40]" office:value-type="float" office:value="9.74460000000001" calcext:value-type="float">
            <text:p>9,7446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09:59:30.84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Wołowik </meta:initial-creator>
    <meta:creation-date>2020-08-10T10:44:51.980860415</meta:creation-date>
    <dc:date>2021-05-23T10:12:09.427000000</dc:date>
    <meta:editing-duration>PT3H39M5S</meta:editing-duration>
    <meta:editing-cycles>58</meta:editing-cycles>
    <meta:generator>LibreOffice/7.1.2.2$Windows_X86_64 LibreOffice_project/8a45595d069ef5570103caea1b71cc9d82b2aae4</meta:generator>
    <meta:document-statistic meta:table-count="1" meta:cell-count="139" meta:object-count="0"/>
  </office:meta>
</office:document-meta>
</file>